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73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45.56mm"/>
    </style:style>
    <style:style style:name="co5" style:family="table-column">
      <style:table-column-properties fo:break-before="auto" style:column-width="47.61mm"/>
    </style:style>
    <style:style style:name="co6" style:family="table-column">
      <style:table-column-properties fo:break-before="auto" style:column-width="50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71.32mm" svg:height="84.41mm" svg:x="22.56mm" svg:y="168.45mm">
            <loext:p draw:notify-on-update-of-ranges="Hoja1.F5:Hoja1.F15 Hoja1.C5:Hoja1.C15 Hoja1.D4:Hoja1.D4 Hoja1.D5:Hoja1.D15 Hoja1.C5:Hoja1.C15 Hoja1.E4:Hoja1.E4 Hoja1.E5:Hoja1.E15 Hoja1.C5:Hoja1.C15 Hoja1.F4:Hoja1.F4 Hoja1.F5:Hoja1.F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1.16mm" svg:height="84.41mm" svg:x="210.51mm" svg:y="172.64mm">
            <loext:p draw:notify-on-update-of-ranges="Hoja1.I5:Hoja1.I15 Hoja1.C5:Hoja1.C15 Hoja1.G4:Hoja1.G4 Hoja1.G5:Hoja1.G15 Hoja1.C5:Hoja1.C15 Hoja1.H4:Hoja1.H4 Hoja1.E5:Hoja1.E15 Hoja1.C5:Hoja1.C15 Hoja1.I4:Hoja1.I4 Hoja1.F5:Hoja1.F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71.32mm" svg:height="84.41mm" svg:x="21.23mm" svg:y="74.69mm">
            <loext:p draw:notify-on-update-of-ranges="Hoja1.F5:Hoja1.F15 Hoja1.C5:Hoja1.C15 Hoja1.D4:Hoja1.D4 Hoja1.D5:Hoja1.D15 Hoja1.C5:Hoja1.C15 Hoja1.E4:Hoja1.E4 Hoja1.E5:Hoja1.E15 Hoja1.C5:Hoja1.C15 Hoja1.F4:Hoja1.F4 Hoja1.F5:Hoja1.F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71.16mm" svg:height="84.41mm" svg:x="208.51mm" svg:y="76.43mm">
            <loext:p draw:notify-on-update-of-ranges="Hoja1.I5:Hoja1.I15 Hoja1.C5:Hoja1.C15 Hoja1.G4:Hoja1.G4 Hoja1.G5:Hoja1.G15 Hoja1.C5:Hoja1.C15 Hoja1.H4:Hoja1.H4 Hoja1.E5:Hoja1.E15 Hoja1.C5:Hoja1.C15 Hoja1.I4:Hoja1.I4 Hoja1.F5:Hoja1.F1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ATCGRID</text:p>
          </table:table-cell>
          <table:covered-table-cell/>
          <table:table-cell/>
          <table:table-cell office:value-type="string" calcext:value-type="string">
            <text:p>PC PERSON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º de Componentes </text:p>
          </table:table-cell>
          <table:table-cell office:value-type="string" calcext:value-type="string">
            <text:p>Bytes de un vector</text:p>
          </table:table-cell>
          <table:table-cell office:value-type="string" calcext:value-type="string">
            <text:p>Tiempo para vect. locales</text:p>
          </table:table-cell>
          <table:table-cell office:value-type="string" calcext:value-type="string">
            <text:p>Tiempo para vect. globales</text:p>
          </table:table-cell>
          <table:table-cell office:value-type="string" calcext:value-type="string">
            <text:p>Tiempo para vect. dinámicos</text:p>
          </table:table-cell>
          <table:table-cell office:value-type="string" calcext:value-type="string">
            <text:p>Tiempo para vect. locales</text:p>
          </table:table-cell>
          <table:table-cell office:value-type="string" calcext:value-type="string">
            <text:p>Tiempo para vect. globales</text:p>
          </table:table-cell>
          <table:table-cell office:value-type="string" calcext:value-type="string">
            <text:p>Tiempo para vect. dinámicos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table:formula="of:=8*[.B5]" office:value-type="float" office:value="524288" calcext:value-type="float">
            <text:p>524288</text:p>
          </table:table-cell>
          <table:table-cell office:value-type="float" office:value="0.000384385" calcext:value-type="float">
            <text:p>0,000384385</text:p>
          </table:table-cell>
          <table:table-cell office:value-type="float" office:value="0.000392065" calcext:value-type="float">
            <text:p>0,000392065</text:p>
          </table:table-cell>
          <table:table-cell office:value-type="float" office:value="0.000394304" calcext:value-type="float">
            <text:p>0,000394304</text:p>
          </table:table-cell>
          <table:table-cell office:value-type="float" office:value="0.000205797" calcext:value-type="float">
            <text:p>0,000205797</text:p>
          </table:table-cell>
          <table:table-cell office:value-type="float" office:value="0.000165195" calcext:value-type="float">
            <text:p>0,000165195</text:p>
          </table:table-cell>
          <table:table-cell office:value-type="float" office:value="0.000175498" calcext:value-type="float">
            <text:p>0,000175498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table:formula="of:=8*[.B6]" office:value-type="float" office:value="1048576" calcext:value-type="float">
            <text:p>1048576</text:p>
          </table:table-cell>
          <table:table-cell office:value-type="float" office:value="0.000772142" calcext:value-type="float">
            <text:p>0,000772142</text:p>
          </table:table-cell>
          <table:table-cell office:value-type="float" office:value="0.000766065" calcext:value-type="float">
            <text:p>0,000766065</text:p>
          </table:table-cell>
          <table:table-cell office:value-type="float" office:value="0.000761063" calcext:value-type="float">
            <text:p>0,000761063</text:p>
          </table:table-cell>
          <table:table-cell office:value-type="float" office:value="0.000349034" calcext:value-type="float">
            <text:p>0,000349034</text:p>
          </table:table-cell>
          <table:table-cell office:value-type="float" office:value="0.000350004" calcext:value-type="float">
            <text:p>0,000350004</text:p>
          </table:table-cell>
          <table:table-cell office:value-type="float" office:value="0.000375561" calcext:value-type="float">
            <text:p>0,000375561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table:formula="of:=8*[.B7]" office:value-type="float" office:value="2097152" calcext:value-type="float">
            <text:p>2097152</text:p>
          </table:table-cell>
          <table:table-cell office:value-type="float" office:value="0.001544733" calcext:value-type="float">
            <text:p>0,001544733</text:p>
          </table:table-cell>
          <table:table-cell office:value-type="float" office:value="0.00144052" calcext:value-type="float">
            <text:p>0,00144052</text:p>
          </table:table-cell>
          <table:table-cell office:value-type="float" office:value="0.001518601" calcext:value-type="float">
            <text:p>0,001518601</text:p>
          </table:table-cell>
          <table:table-cell office:value-type="float" office:value="0.000757548" calcext:value-type="float">
            <text:p>0,000757548</text:p>
          </table:table-cell>
          <table:table-cell office:value-type="float" office:value="0.000762201" calcext:value-type="float">
            <text:p>0,000762201</text:p>
          </table:table-cell>
          <table:table-cell office:value-type="float" office:value="0.00085858" calcext:value-type="float">
            <text:p>0,00085858</text:p>
          </table:table-cell>
        </table:table-row>
        <table:table-row table:style-name="ro1">
          <table:table-cell/>
          <table:table-cell office:value-type="float" office:value="524288" calcext:value-type="float">
            <text:p>524288</text:p>
          </table:table-cell>
          <table:table-cell table:formula="of:=8*[.B8]" office:value-type="float" office:value="4194304" calcext:value-type="float">
            <text:p>4194304</text:p>
          </table:table-cell>
          <table:table-cell office:value-type="float" office:value="0.003160624" calcext:value-type="float">
            <text:p>0,003160624</text:p>
          </table:table-cell>
          <table:table-cell office:value-type="float" office:value="0.002656903" calcext:value-type="float">
            <text:p>0,002656903</text:p>
          </table:table-cell>
          <table:table-cell office:value-type="float" office:value="0.003140296" calcext:value-type="float">
            <text:p>0,003140296</text:p>
          </table:table-cell>
          <table:table-cell office:value-type="float" office:value="0.001798461" calcext:value-type="float">
            <text:p>0,001798461</text:p>
          </table:table-cell>
          <table:table-cell office:value-type="float" office:value="0.001437857" calcext:value-type="float">
            <text:p>0,001437857</text:p>
          </table:table-cell>
          <table:table-cell office:value-type="float" office:value="0.001472296" calcext:value-type="float">
            <text:p>0,001472296</text:p>
          </table:table-cell>
        </table:table-row>
        <table:table-row table:style-name="ro1">
          <table:table-cell/>
          <table:table-cell office:value-type="float" office:value="1048576" calcext:value-type="float">
            <text:p>1048576</text:p>
          </table:table-cell>
          <table:table-cell table:formula="of:=8*[.B9]" office:value-type="float" office:value="8388608" calcext:value-type="float">
            <text:p>8388608</text:p>
          </table:table-cell>
          <table:table-cell office:value-type="float" office:value="0.005270292" calcext:value-type="float">
            <text:p>0,005270292</text:p>
          </table:table-cell>
          <table:table-cell office:value-type="float" office:value="0.005266514" calcext:value-type="float">
            <text:p>0,005266514</text:p>
          </table:table-cell>
          <table:table-cell office:value-type="float" office:value="0.005119754" calcext:value-type="float">
            <text:p>0,005119754</text:p>
          </table:table-cell>
          <table:table-cell office:value-type="float" office:value="0.004079221" calcext:value-type="float">
            <text:p>0,004079221</text:p>
          </table:table-cell>
          <table:table-cell office:value-type="float" office:value="0.002941648" calcext:value-type="float">
            <text:p>0,002941648</text:p>
          </table:table-cell>
          <table:table-cell office:value-type="float" office:value="0.003037538" calcext:value-type="float">
            <text:p>0,003037538</text:p>
          </table:table-cell>
        </table:table-row>
        <table:table-row table:style-name="ro1">
          <table:table-cell/>
          <table:table-cell office:value-type="float" office:value="2097152" calcext:value-type="float">
            <text:p>2097152</text:p>
          </table:table-cell>
          <table:table-cell table:formula="of:=8*[.B10]" office:value-type="float" office:value="16777216" calcext:value-type="float">
            <text:p>16777216</text:p>
          </table:table-cell>
          <table:table-cell office:value-type="float" office:value="0.010008949" calcext:value-type="float">
            <text:p>0,010008949</text:p>
          </table:table-cell>
          <table:table-cell office:value-type="float" office:value="0.01002538" calcext:value-type="float">
            <text:p>0,01002538</text:p>
          </table:table-cell>
          <table:table-cell office:value-type="float" office:value="0.010063275" calcext:value-type="float">
            <text:p>0,010063275</text:p>
          </table:table-cell>
          <table:table-cell office:value-type="float" office:value="0.005884967" calcext:value-type="float">
            <text:p>0,005884967</text:p>
          </table:table-cell>
          <table:table-cell office:value-type="float" office:value="0.005551642" calcext:value-type="float">
            <text:p>0,005551642</text:p>
          </table:table-cell>
          <table:table-cell office:value-type="float" office:value="0.005484604" calcext:value-type="float">
            <text:p>0,005484604</text:p>
          </table:table-cell>
        </table:table-row>
        <table:table-row table:style-name="ro1">
          <table:table-cell/>
          <table:table-cell office:value-type="float" office:value="4194304" calcext:value-type="float">
            <text:p>4194304</text:p>
          </table:table-cell>
          <table:table-cell table:formula="of:=8*[.B11]" office:value-type="float" office:value="33554432" calcext:value-type="float">
            <text:p>33554432</text:p>
          </table:table-cell>
          <table:table-cell office:value-type="float" office:value="0.019764027" calcext:value-type="float">
            <text:p>0,019764027</text:p>
          </table:table-cell>
          <table:table-cell office:value-type="float" office:value="0.019934786" calcext:value-type="float">
            <text:p>0,019934786</text:p>
          </table:table-cell>
          <table:table-cell office:value-type="float" office:value="0.01982053" calcext:value-type="float">
            <text:p>0,01982053</text:p>
          </table:table-cell>
          <table:table-cell office:value-type="float" office:value="0.010996948" calcext:value-type="float">
            <text:p>0,010996948</text:p>
          </table:table-cell>
          <table:table-cell office:value-type="float" office:value="0.011028937" calcext:value-type="float">
            <text:p>0,011028937</text:p>
          </table:table-cell>
          <table:table-cell office:value-type="float" office:value="0.010960607" calcext:value-type="float">
            <text:p>0,010960607</text:p>
          </table:table-cell>
        </table:table-row>
        <table:table-row table:style-name="ro1">
          <table:table-cell/>
          <table:table-cell office:value-type="float" office:value="8388608" calcext:value-type="float">
            <text:p>8388608</text:p>
          </table:table-cell>
          <table:table-cell table:formula="of:=8*[.B12]" office:value-type="float" office:value="67108864" calcext:value-type="float">
            <text:p>67108864</text:p>
          </table:table-cell>
          <table:table-cell office:value-type="float" office:value="0.039467395" calcext:value-type="float">
            <text:p>0,039467395</text:p>
          </table:table-cell>
          <table:table-cell office:value-type="float" office:value="0.039574752" calcext:value-type="float">
            <text:p>0,039574752</text:p>
          </table:table-cell>
          <table:table-cell office:value-type="float" office:value="0.039165789" calcext:value-type="float">
            <text:p>0,039165789</text:p>
          </table:table-cell>
          <table:table-cell office:value-type="float" office:value="0.02588571" calcext:value-type="float">
            <text:p>0,02588571</text:p>
          </table:table-cell>
          <table:table-cell office:value-type="float" office:value="0.021982181" calcext:value-type="float">
            <text:p>0,021982181</text:p>
          </table:table-cell>
          <table:table-cell office:value-type="float" office:value="0.021707385" calcext:value-type="float">
            <text:p>0,021707385</text:p>
          </table:table-cell>
        </table:table-row>
        <table:table-row table:style-name="ro1">
          <table:table-cell/>
          <table:table-cell office:value-type="float" office:value="16777216" calcext:value-type="float">
            <text:p>16777216</text:p>
          </table:table-cell>
          <table:table-cell table:formula="of:=8*[.B13]" office:value-type="float" office:value="134217728" calcext:value-type="float">
            <text:p>134217728</text:p>
          </table:table-cell>
          <table:table-cell office:value-type="float" office:value="0.07861699" calcext:value-type="float">
            <text:p>0,07861699</text:p>
          </table:table-cell>
          <table:table-cell office:value-type="float" office:value="0.078977981" calcext:value-type="float">
            <text:p>0,078977981</text:p>
          </table:table-cell>
          <table:table-cell office:value-type="float" office:value="0.07865968" calcext:value-type="float">
            <text:p>0,07865968</text:p>
          </table:table-cell>
          <table:table-cell office:value-type="float" office:value="0.043488723" calcext:value-type="float">
            <text:p>0,043488723</text:p>
          </table:table-cell>
          <table:table-cell office:value-type="float" office:value="0.042957015" calcext:value-type="float">
            <text:p>0,042957015</text:p>
          </table:table-cell>
          <table:table-cell office:value-type="float" office:value="0.0435625" calcext:value-type="float">
            <text:p>0,0435625</text:p>
          </table:table-cell>
        </table:table-row>
        <table:table-row table:style-name="ro1">
          <table:table-cell/>
          <table:table-cell office:value-type="float" office:value="33554432" calcext:value-type="float">
            <text:p>33554432</text:p>
          </table:table-cell>
          <table:table-cell table:formula="of:=8*[.B14]" office:value-type="float" office:value="268435456" calcext:value-type="float">
            <text:p>268435456</text:p>
          </table:table-cell>
          <table:table-cell office:value-type="float" office:value="0.157416055" calcext:value-type="float">
            <text:p>0,157416055</text:p>
          </table:table-cell>
          <table:table-cell office:value-type="float" office:value="0.157999013" calcext:value-type="float">
            <text:p>0,157999013</text:p>
          </table:table-cell>
          <table:table-cell office:value-type="float" office:value="0.1587751" calcext:value-type="float">
            <text:p>0,1587751</text:p>
          </table:table-cell>
          <table:table-cell office:value-type="float" office:value="0.086459139" calcext:value-type="float">
            <text:p>0,086459139</text:p>
          </table:table-cell>
          <table:table-cell office:value-type="float" office:value="0.085560466" calcext:value-type="float">
            <text:p>0,085560466</text:p>
          </table:table-cell>
          <table:table-cell office:value-type="float" office:value="0.087214087" calcext:value-type="float">
            <text:p>0,087214087</text:p>
          </table:table-cell>
        </table:table-row>
        <table:table-row table:style-name="ro1">
          <table:table-cell/>
          <table:table-cell office:value-type="float" office:value="67108864" calcext:value-type="float">
            <text:p>67108864</text:p>
          </table:table-cell>
          <table:table-cell table:formula="of:=8*[.B15]" office:value-type="float" office:value="536870912" calcext:value-type="float">
            <text:p>536870912</text:p>
          </table:table-cell>
          <table:table-cell office:value-type="float" office:value="0.317756929" calcext:value-type="float">
            <text:p>0,317756929</text:p>
          </table:table-cell>
          <table:table-cell office:value-type="float" office:value="0.316351887" calcext:value-type="float">
            <text:p>0,316351887</text:p>
          </table:table-cell>
          <table:table-cell office:value-type="float" office:value="0.317966474" calcext:value-type="float">
            <text:p>0,317966474</text:p>
          </table:table-cell>
          <table:table-cell office:value-type="float" office:value="0.178116007" calcext:value-type="float">
            <text:p>0,178116007</text:p>
          </table:table-cell>
          <table:table-cell office:value-type="float" office:value="0.172009081" calcext:value-type="float">
            <text:p>0,172009081</text:p>
          </table:table-cell>
          <table:table-cell office:value-type="float" office:value="0.172872248" calcext:value-type="float">
            <text:p>0,1728722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22:25:15.0494936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9:17:58.965483471</meta:creation-date>
    <dc:date>2017-03-08T22:34:20.621981855</dc:date>
    <meta:editing-duration>PT17M</meta:editing-duration>
    <meta:editing-cycles>4</meta:editing-cycles>
    <meta:generator>LibreOffice/5.1.4.2$Linux_X86_64 LibreOffice_project/10m0$Build-2</meta:generator>
    <meta:document-statistic meta:table-count="1" meta:cell-count="9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33cm" svg:height="8.442cm" xlink:href=".." xlink:type="simple" chart:class="chart:scatter" chart:column-mapping="0 1 2" chart:style-name="ch1">
        <chart:title svg:x="4.223cm" svg:y="0.304cm" chart:style-name="ch2">
          <text:p>Atcgrid - con escala logarítmica en el eje X</text:p>
        </chart:title>
        <chart:subtitle svg:x="3.786cm" svg:y="1.251cm" chart:style-name="ch3">
          <text:p>Tiempo de ejecución en función de los bytes del vector</text:p>
        </chart:subtitle>
        <chart:legend chart:legend-position="end" svg:x="11.37cm" svg:y="3.424cm" style:legend-expansion="high" chart:style-name="ch4"/>
        <chart:plot-area chart:style-name="ch5" table:cell-range-address="Hoja1.E5:Hoja1.F15 Hoja1.C5:Hoja1.D15 Hoja1.C4:Hoja1.F4" chart:data-source-has-labels="both" svg:x="1.353cm" svg:y="2.102cm" svg:width="9.675cm" svg:height="5.191cm">
          <chartooo:coordinate-region svg:x="2.636cm" svg:y="2.301cm" svg:width="7.464cm" svg:height="4.345cm"/>
          <chart:axis chart:dimension="x" chart:name="primary-x" chart:style-name="ch6" chartooo:axis-type="auto">
            <chart:title svg:x="4.744cm" svg:y="7.461cm" chart:style-name="ch7">
              <text:p>Bytes del vector (B)</text:p>
            </chart:title>
            <chart:categories table:cell-range-address="Hoja1.F5:Hoja1.F15"/>
          </chart:axis>
          <chart:axis chart:dimension="y" chart:name="primary-y" chart:style-name="ch6">
            <chart:title svg:x="0.451cm" svg:y="5.508cm" chart:style-name="ch8">
              <text:p>Tiempo (s)</text:p>
            </chart:title>
            <chart:grid chart:style-name="ch9" chart:class="major"/>
          </chart:axis>
          <chart:series chart:style-name="ch10" chart:values-cell-range-address="Hoja1.D5:Hoja1.D15" chart:label-cell-address="Hoja1.D4:Hoja1.D4" chart:class="chart:scatter">
            <chart:domain table:cell-range-address="Hoja1.C5:Hoja1.C15"/>
            <chart:data-point chart:repeated="11"/>
          </chart:series>
          <chart:series chart:style-name="ch11" chart:values-cell-range-address="Hoja1.E5:Hoja1.E15" chart:label-cell-address="Hoja1.E4:Hoja1.E4" chart:class="chart:scatter">
            <chart:data-point chart:repeated="11"/>
          </chart:series>
          <chart:series chart:style-name="ch12" chart:values-cell-range-address="Hoja1.F5:Hoja1.F15" chart:label-cell-address="Hoja1.F4:Hoja1.F4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Tiempo para vect. locales</text:p>
                <draw:g>
                  <svg:desc>Hoja1.D4:Hoja1.D4</svg:desc>
                </draw:g>
              </table:table-cell>
              <table:table-cell office:value-type="string">
                <text:p>Tiempo para vect. globales</text:p>
                <draw:g>
                  <svg:desc>Hoja1.E4:Hoja1.E4</svg:desc>
                </draw:g>
              </table:table-cell>
              <table:table-cell office:value-type="string">
                <text:p>Tiempo para vect. dinámicos</text:p>
                <draw:g>
                  <svg:desc>Hoja1.F4:Hoja1.F4</svg:desc>
                </draw:g>
              </table:table-cell>
            </table:table-row>
          </table:table-header-rows>
          <table:table-rows>
            <table:table-row>
              <table:table-cell office:value-type="float" office:value="0.000394304">
                <text:p>0.000394304</text:p>
                <draw:g>
                  <svg:desc>Hoja1.F5:Hoja1.F15</svg:desc>
                </draw:g>
              </table:table-cell>
              <table:table-cell office:value-type="float" office:value="524288">
                <text:p>524288</text:p>
                <draw:g>
                  <svg:desc>Hoja1.C5:Hoja1.C15</svg:desc>
                </draw:g>
              </table:table-cell>
              <table:table-cell office:value-type="float" office:value="0.000384385">
                <text:p>0.000384385</text:p>
                <draw:g>
                  <svg:desc>Hoja1.D5:Hoja1.D15</svg:desc>
                </draw:g>
              </table:table-cell>
              <table:table-cell office:value-type="float" office:value="0.000392065">
                <text:p>0.000392065</text:p>
                <draw:g>
                  <svg:desc>Hoja1.E5:Hoja1.E15</svg:desc>
                </draw:g>
              </table:table-cell>
              <table:table-cell office:value-type="float" office:value="0.000394304">
                <text:p>0.000394304</text:p>
                <draw:g>
                  <svg:desc>Hoja1.F5:Hoja1.F15</svg:desc>
                </draw:g>
              </table:table-cell>
            </table:table-row>
            <table:table-row>
              <table:table-cell office:value-type="float" office:value="0.000761063">
                <text:p>0.000761063</text:p>
              </table:table-cell>
              <table:table-cell office:value-type="float" office:value="1048576">
                <text:p>1048576</text:p>
              </table:table-cell>
              <table:table-cell office:value-type="float" office:value="0.000772142">
                <text:p>0.000772142</text:p>
              </table:table-cell>
              <table:table-cell office:value-type="float" office:value="0.000766065">
                <text:p>0.000766065</text:p>
              </table:table-cell>
              <table:table-cell office:value-type="float" office:value="0.000761063">
                <text:p>0.000761063</text:p>
              </table:table-cell>
            </table:table-row>
            <table:table-row>
              <table:table-cell office:value-type="float" office:value="0.001518601">
                <text:p>0.001518601</text:p>
              </table:table-cell>
              <table:table-cell office:value-type="float" office:value="2097152">
                <text:p>2097152</text:p>
              </table:table-cell>
              <table:table-cell office:value-type="float" office:value="0.001544733">
                <text:p>0.001544733</text:p>
              </table:table-cell>
              <table:table-cell office:value-type="float" office:value="0.00144052">
                <text:p>0.00144052</text:p>
              </table:table-cell>
              <table:table-cell office:value-type="float" office:value="0.001518601">
                <text:p>0.001518601</text:p>
              </table:table-cell>
            </table:table-row>
            <table:table-row>
              <table:table-cell office:value-type="float" office:value="0.003140296">
                <text:p>0.003140296</text:p>
              </table:table-cell>
              <table:table-cell office:value-type="float" office:value="4194304">
                <text:p>4194304</text:p>
              </table:table-cell>
              <table:table-cell office:value-type="float" office:value="0.003160624">
                <text:p>0.003160624</text:p>
              </table:table-cell>
              <table:table-cell office:value-type="float" office:value="0.002656903">
                <text:p>0.002656903</text:p>
              </table:table-cell>
              <table:table-cell office:value-type="float" office:value="0.003140296">
                <text:p>0.003140296</text:p>
              </table:table-cell>
            </table:table-row>
            <table:table-row>
              <table:table-cell office:value-type="float" office:value="0.005119754">
                <text:p>0.005119754</text:p>
              </table:table-cell>
              <table:table-cell office:value-type="float" office:value="8388608">
                <text:p>8388608</text:p>
              </table:table-cell>
              <table:table-cell office:value-type="float" office:value="0.005270292">
                <text:p>0.005270292</text:p>
              </table:table-cell>
              <table:table-cell office:value-type="float" office:value="0.005266514">
                <text:p>0.005266514</text:p>
              </table:table-cell>
              <table:table-cell office:value-type="float" office:value="0.005119754">
                <text:p>0.005119754</text:p>
              </table:table-cell>
            </table:table-row>
            <table:table-row>
              <table:table-cell office:value-type="float" office:value="0.010063275">
                <text:p>0.010063275</text:p>
              </table:table-cell>
              <table:table-cell office:value-type="float" office:value="16777216">
                <text:p>16777216</text:p>
              </table:table-cell>
              <table:table-cell office:value-type="float" office:value="0.010008949">
                <text:p>0.010008949</text:p>
              </table:table-cell>
              <table:table-cell office:value-type="float" office:value="0.01002538">
                <text:p>0.01002538</text:p>
              </table:table-cell>
              <table:table-cell office:value-type="float" office:value="0.010063275">
                <text:p>0.010063275</text:p>
              </table:table-cell>
            </table:table-row>
            <table:table-row>
              <table:table-cell office:value-type="float" office:value="0.01982053">
                <text:p>0.01982053</text:p>
              </table:table-cell>
              <table:table-cell office:value-type="float" office:value="33554432">
                <text:p>33554432</text:p>
              </table:table-cell>
              <table:table-cell office:value-type="float" office:value="0.019764027">
                <text:p>0.019764027</text:p>
              </table:table-cell>
              <table:table-cell office:value-type="float" office:value="0.019934786">
                <text:p>0.019934786</text:p>
              </table:table-cell>
              <table:table-cell office:value-type="float" office:value="0.01982053">
                <text:p>0.01982053</text:p>
              </table:table-cell>
            </table:table-row>
            <table:table-row>
              <table:table-cell office:value-type="float" office:value="0.039165789">
                <text:p>0.039165789</text:p>
              </table:table-cell>
              <table:table-cell office:value-type="float" office:value="67108864">
                <text:p>67108864</text:p>
              </table:table-cell>
              <table:table-cell office:value-type="float" office:value="0.039467395">
                <text:p>0.039467395</text:p>
              </table:table-cell>
              <table:table-cell office:value-type="float" office:value="0.039574752">
                <text:p>0.039574752</text:p>
              </table:table-cell>
              <table:table-cell office:value-type="float" office:value="0.039165789">
                <text:p>0.039165789</text:p>
              </table:table-cell>
            </table:table-row>
            <table:table-row>
              <table:table-cell office:value-type="float" office:value="0.07865968">
                <text:p>0.07865968</text:p>
              </table:table-cell>
              <table:table-cell office:value-type="float" office:value="134217728">
                <text:p>134217728</text:p>
              </table:table-cell>
              <table:table-cell office:value-type="float" office:value="0.07861699">
                <text:p>0.07861699</text:p>
              </table:table-cell>
              <table:table-cell office:value-type="float" office:value="0.078977981">
                <text:p>0.078977981</text:p>
              </table:table-cell>
              <table:table-cell office:value-type="float" office:value="0.07865968">
                <text:p>0.07865968</text:p>
              </table:table-cell>
            </table:table-row>
            <table:table-row>
              <table:table-cell office:value-type="float" office:value="0.1587751">
                <text:p>0.1587751</text:p>
              </table:table-cell>
              <table:table-cell office:value-type="float" office:value="268435456">
                <text:p>268435456</text:p>
              </table:table-cell>
              <table:table-cell office:value-type="float" office:value="0.157416055">
                <text:p>0.157416055</text:p>
              </table:table-cell>
              <table:table-cell office:value-type="float" office:value="0.157999013">
                <text:p>0.157999013</text:p>
              </table:table-cell>
              <table:table-cell office:value-type="float" office:value="0.1587751">
                <text:p>0.1587751</text:p>
              </table:table-cell>
            </table:table-row>
            <table:table-row>
              <table:table-cell office:value-type="float" office:value="0.317966474">
                <text:p>0.317966474</text:p>
              </table:table-cell>
              <table:table-cell office:value-type="float" office:value="536870912">
                <text:p>536870912</text:p>
              </table:table-cell>
              <table:table-cell office:value-type="float" office:value="0.317756929">
                <text:p>0.317756929</text:p>
              </table:table-cell>
              <table:table-cell office:value-type="float" office:value="0.316351887">
                <text:p>0.316351887</text:p>
              </table:table-cell>
              <table:table-cell office:value-type="float" office:value="0.317966474">
                <text:p>0.3179664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17cm" svg:height="8.442cm" xlink:href=".." xlink:type="simple" chart:class="chart:scatter" chart:style-name="ch1">
        <chart:title svg:x="3.699cm" svg:y="0.304cm" chart:style-name="ch2">
          <text:p>PC personal - con escala logarítmica en el eje X</text:p>
        </chart:title>
        <chart:subtitle svg:x="3.778cm" svg:y="1.251cm" chart:style-name="ch3">
          <text:p>Tiempo de ejecución en función de los bytes del vector</text:p>
        </chart:subtitle>
        <chart:legend chart:legend-position="end" svg:x="11.354cm" svg:y="3.424cm" style:legend-expansion="high" chart:style-name="ch4"/>
        <chart:plot-area chart:style-name="ch5" table:cell-range-address="Hoja1.I4:Hoja1.I15 Hoja1.C5:Hoja1.C15 Hoja1.G4:Hoja1.G15 Hoja1.H4:Hoja1.H4 Hoja1.E5:Hoja1.F15" chart:data-source-has-labels="both" svg:x="1.353cm" svg:y="2.102cm" svg:width="9.659cm" svg:height="5.191cm">
          <chartooo:coordinate-region svg:x="2.636cm" svg:y="2.301cm" svg:width="7.448cm" svg:height="4.345cm"/>
          <chart:axis chart:dimension="x" chart:name="primary-x" chart:style-name="ch6" chartooo:axis-type="auto">
            <chart:title svg:x="4.736cm" svg:y="7.461cm" chart:style-name="ch7">
              <text:p>Bytes del vector (B)</text:p>
            </chart:title>
            <chart:categories table:cell-range-address="Hoja1.I5:Hoja1.I15"/>
          </chart:axis>
          <chart:axis chart:dimension="y" chart:name="primary-y" chart:style-name="ch6">
            <chart:title svg:x="0.451cm" svg:y="5.508cm" chart:style-name="ch8">
              <text:p>Tiempo (s)</text:p>
            </chart:title>
            <chart:grid chart:style-name="ch9" chart:class="major"/>
          </chart:axis>
          <chart:series chart:style-name="ch10" chart:values-cell-range-address="Hoja1.G5:Hoja1.G15" chart:label-cell-address="Hoja1.G4:Hoja1.G4" chart:class="chart:scatter">
            <chart:domain table:cell-range-address="Hoja1.C5:Hoja1.C15"/>
            <chart:data-point chart:repeated="11"/>
          </chart:series>
          <chart:series chart:style-name="ch11" chart:values-cell-range-address="Hoja1.E5:Hoja1.E15" chart:label-cell-address="Hoja1.H4:Hoja1.H4" chart:class="chart:scatter">
            <chart:data-point chart:repeated="11"/>
          </chart:series>
          <chart:series chart:style-name="ch12" chart:values-cell-range-address="Hoja1.F5:Hoja1.F15" chart:label-cell-address="Hoja1.I4:Hoja1.I4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Tiempo para vect. locales</text:p>
                <draw:g>
                  <svg:desc>Hoja1.G4:Hoja1.G4</svg:desc>
                </draw:g>
              </table:table-cell>
              <table:table-cell office:value-type="string">
                <text:p>Tiempo para vect. globales</text:p>
                <draw:g>
                  <svg:desc>Hoja1.H4:Hoja1.H4</svg:desc>
                </draw:g>
              </table:table-cell>
              <table:table-cell office:value-type="string">
                <text:p>Tiempo para vect. dinámicos</text:p>
                <draw:g>
                  <svg:desc>Hoja1.I4:Hoja1.I4</svg:desc>
                </draw:g>
              </table:table-cell>
            </table:table-row>
          </table:table-header-rows>
          <table:table-rows>
            <table:table-row>
              <table:table-cell office:value-type="float" office:value="0.000175498">
                <text:p>0.000175498</text:p>
                <draw:g>
                  <svg:desc>Hoja1.I5:Hoja1.I15</svg:desc>
                </draw:g>
              </table:table-cell>
              <table:table-cell office:value-type="float" office:value="524288">
                <text:p>524288</text:p>
                <draw:g>
                  <svg:desc>Hoja1.C5:Hoja1.C15</svg:desc>
                </draw:g>
              </table:table-cell>
              <table:table-cell office:value-type="float" office:value="0.000205797">
                <text:p>0.000205797</text:p>
                <draw:g>
                  <svg:desc>Hoja1.G5:Hoja1.G15</svg:desc>
                </draw:g>
              </table:table-cell>
              <table:table-cell office:value-type="float" office:value="0.000392065">
                <text:p>0.000392065</text:p>
                <draw:g>
                  <svg:desc>Hoja1.E5:Hoja1.E15</svg:desc>
                </draw:g>
              </table:table-cell>
              <table:table-cell office:value-type="float" office:value="0.000394304">
                <text:p>0.000394304</text:p>
                <draw:g>
                  <svg:desc>Hoja1.F5:Hoja1.F15</svg:desc>
                </draw:g>
              </table:table-cell>
            </table:table-row>
            <table:table-row>
              <table:table-cell office:value-type="float" office:value="0.000375561">
                <text:p>0.000375561</text:p>
              </table:table-cell>
              <table:table-cell office:value-type="float" office:value="1048576">
                <text:p>1048576</text:p>
              </table:table-cell>
              <table:table-cell office:value-type="float" office:value="0.000349034">
                <text:p>0.000349034</text:p>
              </table:table-cell>
              <table:table-cell office:value-type="float" office:value="0.000766065">
                <text:p>0.000766065</text:p>
              </table:table-cell>
              <table:table-cell office:value-type="float" office:value="0.000761063">
                <text:p>0.000761063</text:p>
              </table:table-cell>
            </table:table-row>
            <table:table-row>
              <table:table-cell office:value-type="float" office:value="0.00085858">
                <text:p>0.00085858</text:p>
              </table:table-cell>
              <table:table-cell office:value-type="float" office:value="2097152">
                <text:p>2097152</text:p>
              </table:table-cell>
              <table:table-cell office:value-type="float" office:value="0.000757548">
                <text:p>0.000757548</text:p>
              </table:table-cell>
              <table:table-cell office:value-type="float" office:value="0.00144052">
                <text:p>0.00144052</text:p>
              </table:table-cell>
              <table:table-cell office:value-type="float" office:value="0.001518601">
                <text:p>0.001518601</text:p>
              </table:table-cell>
            </table:table-row>
            <table:table-row>
              <table:table-cell office:value-type="float" office:value="0.001472296">
                <text:p>0.001472296</text:p>
              </table:table-cell>
              <table:table-cell office:value-type="float" office:value="4194304">
                <text:p>4194304</text:p>
              </table:table-cell>
              <table:table-cell office:value-type="float" office:value="0.001798461">
                <text:p>0.001798461</text:p>
              </table:table-cell>
              <table:table-cell office:value-type="float" office:value="0.002656903">
                <text:p>0.002656903</text:p>
              </table:table-cell>
              <table:table-cell office:value-type="float" office:value="0.003140296">
                <text:p>0.003140296</text:p>
              </table:table-cell>
            </table:table-row>
            <table:table-row>
              <table:table-cell office:value-type="float" office:value="0.003037538">
                <text:p>0.003037538</text:p>
              </table:table-cell>
              <table:table-cell office:value-type="float" office:value="8388608">
                <text:p>8388608</text:p>
              </table:table-cell>
              <table:table-cell office:value-type="float" office:value="0.004079221">
                <text:p>0.004079221</text:p>
              </table:table-cell>
              <table:table-cell office:value-type="float" office:value="0.005266514">
                <text:p>0.005266514</text:p>
              </table:table-cell>
              <table:table-cell office:value-type="float" office:value="0.005119754">
                <text:p>0.005119754</text:p>
              </table:table-cell>
            </table:table-row>
            <table:table-row>
              <table:table-cell office:value-type="float" office:value="0.005484604">
                <text:p>0.005484604</text:p>
              </table:table-cell>
              <table:table-cell office:value-type="float" office:value="16777216">
                <text:p>16777216</text:p>
              </table:table-cell>
              <table:table-cell office:value-type="float" office:value="0.005884967">
                <text:p>0.005884967</text:p>
              </table:table-cell>
              <table:table-cell office:value-type="float" office:value="0.01002538">
                <text:p>0.01002538</text:p>
              </table:table-cell>
              <table:table-cell office:value-type="float" office:value="0.010063275">
                <text:p>0.010063275</text:p>
              </table:table-cell>
            </table:table-row>
            <table:table-row>
              <table:table-cell office:value-type="float" office:value="0.010960607">
                <text:p>0.010960607</text:p>
              </table:table-cell>
              <table:table-cell office:value-type="float" office:value="33554432">
                <text:p>33554432</text:p>
              </table:table-cell>
              <table:table-cell office:value-type="float" office:value="0.010996948">
                <text:p>0.010996948</text:p>
              </table:table-cell>
              <table:table-cell office:value-type="float" office:value="0.019934786">
                <text:p>0.019934786</text:p>
              </table:table-cell>
              <table:table-cell office:value-type="float" office:value="0.01982053">
                <text:p>0.01982053</text:p>
              </table:table-cell>
            </table:table-row>
            <table:table-row>
              <table:table-cell office:value-type="float" office:value="0.021707385">
                <text:p>0.021707385</text:p>
              </table:table-cell>
              <table:table-cell office:value-type="float" office:value="67108864">
                <text:p>67108864</text:p>
              </table:table-cell>
              <table:table-cell office:value-type="float" office:value="0.02588571">
                <text:p>0.02588571</text:p>
              </table:table-cell>
              <table:table-cell office:value-type="float" office:value="0.039574752">
                <text:p>0.039574752</text:p>
              </table:table-cell>
              <table:table-cell office:value-type="float" office:value="0.039165789">
                <text:p>0.039165789</text:p>
              </table:table-cell>
            </table:table-row>
            <table:table-row>
              <table:table-cell office:value-type="float" office:value="0.0435625">
                <text:p>0.0435625</text:p>
              </table:table-cell>
              <table:table-cell office:value-type="float" office:value="134217728">
                <text:p>134217728</text:p>
              </table:table-cell>
              <table:table-cell office:value-type="float" office:value="0.043488723">
                <text:p>0.043488723</text:p>
              </table:table-cell>
              <table:table-cell office:value-type="float" office:value="0.078977981">
                <text:p>0.078977981</text:p>
              </table:table-cell>
              <table:table-cell office:value-type="float" office:value="0.07865968">
                <text:p>0.07865968</text:p>
              </table:table-cell>
            </table:table-row>
            <table:table-row>
              <table:table-cell office:value-type="float" office:value="0.087214087">
                <text:p>0.087214087</text:p>
              </table:table-cell>
              <table:table-cell office:value-type="float" office:value="268435456">
                <text:p>268435456</text:p>
              </table:table-cell>
              <table:table-cell office:value-type="float" office:value="0.086459139">
                <text:p>0.086459139</text:p>
              </table:table-cell>
              <table:table-cell office:value-type="float" office:value="0.157999013">
                <text:p>0.157999013</text:p>
              </table:table-cell>
              <table:table-cell office:value-type="float" office:value="0.1587751">
                <text:p>0.1587751</text:p>
              </table:table-cell>
            </table:table-row>
            <table:table-row>
              <table:table-cell office:value-type="float" office:value="0.172872248">
                <text:p>0.172872248</text:p>
              </table:table-cell>
              <table:table-cell office:value-type="float" office:value="536870912">
                <text:p>536870912</text:p>
              </table:table-cell>
              <table:table-cell office:value-type="float" office:value="0.178116007">
                <text:p>0.178116007</text:p>
              </table:table-cell>
              <table:table-cell office:value-type="float" office:value="0.316351887">
                <text:p>0.316351887</text:p>
              </table:table-cell>
              <table:table-cell office:value-type="float" office:value="0.317966474">
                <text:p>0.3179664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133cm" svg:height="8.442cm" xlink:href=".." xlink:type="simple" chart:class="chart:scatter" chart:column-mapping="0 1 2" chart:style-name="ch1">
        <chart:title svg:x="4.289cm" svg:y="0.304cm" chart:style-name="ch2">
          <text:p>Atcgrid - sin escala logarítmica en el eje X</text:p>
        </chart:title>
        <chart:subtitle svg:x="3.786cm" svg:y="1.251cm" chart:style-name="ch3">
          <text:p>Tiempo de ejecución en función de los bytes del vector</text:p>
        </chart:subtitle>
        <chart:legend chart:legend-position="end" svg:x="11.37cm" svg:y="3.424cm" style:legend-expansion="high" chart:style-name="ch4"/>
        <chart:plot-area chart:style-name="ch5" table:cell-range-address="Hoja1.E5:Hoja1.F15 Hoja1.C5:Hoja1.D15 Hoja1.C4:Hoja1.F4" chart:data-source-has-labels="both" svg:x="1.353cm" svg:y="2.102cm" svg:width="9.675cm" svg:height="5.191cm">
          <chartooo:coordinate-region svg:x="2.636cm" svg:y="2.301cm" svg:width="7.557cm" svg:height="4.345cm"/>
          <chart:axis chart:dimension="x" chart:name="primary-x" chart:style-name="ch6" chartooo:axis-type="auto">
            <chart:title svg:x="4.744cm" svg:y="7.461cm" chart:style-name="ch7">
              <text:p>Bytes del vector (B)</text:p>
            </chart:title>
            <chart:categories table:cell-range-address="Hoja1.F5:Hoja1.F15"/>
          </chart:axis>
          <chart:axis chart:dimension="y" chart:name="primary-y" chart:style-name="ch8">
            <chart:title svg:x="0.451cm" svg:y="5.508cm" chart:style-name="ch9">
              <text:p>Tiempo (s)</text:p>
            </chart:title>
            <chart:grid chart:style-name="ch10" chart:class="major"/>
          </chart:axis>
          <chart:series chart:style-name="ch11" chart:values-cell-range-address="Hoja1.D5:Hoja1.D15" chart:label-cell-address="Hoja1.D4:Hoja1.D4" chart:class="chart:scatter">
            <chart:domain table:cell-range-address="Hoja1.C5:Hoja1.C15"/>
            <chart:data-point chart:repeated="11"/>
          </chart:series>
          <chart:series chart:style-name="ch12" chart:values-cell-range-address="Hoja1.E5:Hoja1.E15" chart:label-cell-address="Hoja1.E4:Hoja1.E4" chart:class="chart:scatter">
            <chart:data-point chart:repeated="11"/>
          </chart:series>
          <chart:series chart:style-name="ch13" chart:values-cell-range-address="Hoja1.F5:Hoja1.F15" chart:label-cell-address="Hoja1.F4:Hoja1.F4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Tiempo para vect. locales</text:p>
                <draw:g>
                  <svg:desc>Hoja1.D4:Hoja1.D4</svg:desc>
                </draw:g>
              </table:table-cell>
              <table:table-cell office:value-type="string">
                <text:p>Tiempo para vect. globales</text:p>
                <draw:g>
                  <svg:desc>Hoja1.E4:Hoja1.E4</svg:desc>
                </draw:g>
              </table:table-cell>
              <table:table-cell office:value-type="string">
                <text:p>Tiempo para vect. dinámicos</text:p>
                <draw:g>
                  <svg:desc>Hoja1.F4:Hoja1.F4</svg:desc>
                </draw:g>
              </table:table-cell>
            </table:table-row>
          </table:table-header-rows>
          <table:table-rows>
            <table:table-row>
              <table:table-cell office:value-type="float" office:value="0.000394304">
                <text:p>0.000394304</text:p>
                <draw:g>
                  <svg:desc>Hoja1.F5:Hoja1.F15</svg:desc>
                </draw:g>
              </table:table-cell>
              <table:table-cell office:value-type="float" office:value="524288">
                <text:p>524288</text:p>
                <draw:g>
                  <svg:desc>Hoja1.C5:Hoja1.C15</svg:desc>
                </draw:g>
              </table:table-cell>
              <table:table-cell office:value-type="float" office:value="0.000384385">
                <text:p>0.000384385</text:p>
                <draw:g>
                  <svg:desc>Hoja1.D5:Hoja1.D15</svg:desc>
                </draw:g>
              </table:table-cell>
              <table:table-cell office:value-type="float" office:value="0.000392065">
                <text:p>0.000392065</text:p>
                <draw:g>
                  <svg:desc>Hoja1.E5:Hoja1.E15</svg:desc>
                </draw:g>
              </table:table-cell>
              <table:table-cell office:value-type="float" office:value="0.000394304">
                <text:p>0.000394304</text:p>
                <draw:g>
                  <svg:desc>Hoja1.F5:Hoja1.F15</svg:desc>
                </draw:g>
              </table:table-cell>
            </table:table-row>
            <table:table-row>
              <table:table-cell office:value-type="float" office:value="0.000761063">
                <text:p>0.000761063</text:p>
              </table:table-cell>
              <table:table-cell office:value-type="float" office:value="1048576">
                <text:p>1048576</text:p>
              </table:table-cell>
              <table:table-cell office:value-type="float" office:value="0.000772142">
                <text:p>0.000772142</text:p>
              </table:table-cell>
              <table:table-cell office:value-type="float" office:value="0.000766065">
                <text:p>0.000766065</text:p>
              </table:table-cell>
              <table:table-cell office:value-type="float" office:value="0.000761063">
                <text:p>0.000761063</text:p>
              </table:table-cell>
            </table:table-row>
            <table:table-row>
              <table:table-cell office:value-type="float" office:value="0.001518601">
                <text:p>0.001518601</text:p>
              </table:table-cell>
              <table:table-cell office:value-type="float" office:value="2097152">
                <text:p>2097152</text:p>
              </table:table-cell>
              <table:table-cell office:value-type="float" office:value="0.001544733">
                <text:p>0.001544733</text:p>
              </table:table-cell>
              <table:table-cell office:value-type="float" office:value="0.00144052">
                <text:p>0.00144052</text:p>
              </table:table-cell>
              <table:table-cell office:value-type="float" office:value="0.001518601">
                <text:p>0.001518601</text:p>
              </table:table-cell>
            </table:table-row>
            <table:table-row>
              <table:table-cell office:value-type="float" office:value="0.003140296">
                <text:p>0.003140296</text:p>
              </table:table-cell>
              <table:table-cell office:value-type="float" office:value="4194304">
                <text:p>4194304</text:p>
              </table:table-cell>
              <table:table-cell office:value-type="float" office:value="0.003160624">
                <text:p>0.003160624</text:p>
              </table:table-cell>
              <table:table-cell office:value-type="float" office:value="0.002656903">
                <text:p>0.002656903</text:p>
              </table:table-cell>
              <table:table-cell office:value-type="float" office:value="0.003140296">
                <text:p>0.003140296</text:p>
              </table:table-cell>
            </table:table-row>
            <table:table-row>
              <table:table-cell office:value-type="float" office:value="0.005119754">
                <text:p>0.005119754</text:p>
              </table:table-cell>
              <table:table-cell office:value-type="float" office:value="8388608">
                <text:p>8388608</text:p>
              </table:table-cell>
              <table:table-cell office:value-type="float" office:value="0.005270292">
                <text:p>0.005270292</text:p>
              </table:table-cell>
              <table:table-cell office:value-type="float" office:value="0.005266514">
                <text:p>0.005266514</text:p>
              </table:table-cell>
              <table:table-cell office:value-type="float" office:value="0.005119754">
                <text:p>0.005119754</text:p>
              </table:table-cell>
            </table:table-row>
            <table:table-row>
              <table:table-cell office:value-type="float" office:value="0.010063275">
                <text:p>0.010063275</text:p>
              </table:table-cell>
              <table:table-cell office:value-type="float" office:value="16777216">
                <text:p>16777216</text:p>
              </table:table-cell>
              <table:table-cell office:value-type="float" office:value="0.010008949">
                <text:p>0.010008949</text:p>
              </table:table-cell>
              <table:table-cell office:value-type="float" office:value="0.01002538">
                <text:p>0.01002538</text:p>
              </table:table-cell>
              <table:table-cell office:value-type="float" office:value="0.010063275">
                <text:p>0.010063275</text:p>
              </table:table-cell>
            </table:table-row>
            <table:table-row>
              <table:table-cell office:value-type="float" office:value="0.01982053">
                <text:p>0.01982053</text:p>
              </table:table-cell>
              <table:table-cell office:value-type="float" office:value="33554432">
                <text:p>33554432</text:p>
              </table:table-cell>
              <table:table-cell office:value-type="float" office:value="0.019764027">
                <text:p>0.019764027</text:p>
              </table:table-cell>
              <table:table-cell office:value-type="float" office:value="0.019934786">
                <text:p>0.019934786</text:p>
              </table:table-cell>
              <table:table-cell office:value-type="float" office:value="0.01982053">
                <text:p>0.01982053</text:p>
              </table:table-cell>
            </table:table-row>
            <table:table-row>
              <table:table-cell office:value-type="float" office:value="0.039165789">
                <text:p>0.039165789</text:p>
              </table:table-cell>
              <table:table-cell office:value-type="float" office:value="67108864">
                <text:p>67108864</text:p>
              </table:table-cell>
              <table:table-cell office:value-type="float" office:value="0.039467395">
                <text:p>0.039467395</text:p>
              </table:table-cell>
              <table:table-cell office:value-type="float" office:value="0.039574752">
                <text:p>0.039574752</text:p>
              </table:table-cell>
              <table:table-cell office:value-type="float" office:value="0.039165789">
                <text:p>0.039165789</text:p>
              </table:table-cell>
            </table:table-row>
            <table:table-row>
              <table:table-cell office:value-type="float" office:value="0.07865968">
                <text:p>0.07865968</text:p>
              </table:table-cell>
              <table:table-cell office:value-type="float" office:value="134217728">
                <text:p>134217728</text:p>
              </table:table-cell>
              <table:table-cell office:value-type="float" office:value="0.07861699">
                <text:p>0.07861699</text:p>
              </table:table-cell>
              <table:table-cell office:value-type="float" office:value="0.078977981">
                <text:p>0.078977981</text:p>
              </table:table-cell>
              <table:table-cell office:value-type="float" office:value="0.07865968">
                <text:p>0.07865968</text:p>
              </table:table-cell>
            </table:table-row>
            <table:table-row>
              <table:table-cell office:value-type="float" office:value="0.1587751">
                <text:p>0.1587751</text:p>
              </table:table-cell>
              <table:table-cell office:value-type="float" office:value="268435456">
                <text:p>268435456</text:p>
              </table:table-cell>
              <table:table-cell office:value-type="float" office:value="0.157416055">
                <text:p>0.157416055</text:p>
              </table:table-cell>
              <table:table-cell office:value-type="float" office:value="0.157999013">
                <text:p>0.157999013</text:p>
              </table:table-cell>
              <table:table-cell office:value-type="float" office:value="0.1587751">
                <text:p>0.1587751</text:p>
              </table:table-cell>
            </table:table-row>
            <table:table-row>
              <table:table-cell office:value-type="float" office:value="0.317966474">
                <text:p>0.317966474</text:p>
              </table:table-cell>
              <table:table-cell office:value-type="float" office:value="536870912">
                <text:p>536870912</text:p>
              </table:table-cell>
              <table:table-cell office:value-type="float" office:value="0.317756929">
                <text:p>0.317756929</text:p>
              </table:table-cell>
              <table:table-cell office:value-type="float" office:value="0.316351887">
                <text:p>0.316351887</text:p>
              </table:table-cell>
              <table:table-cell office:value-type="float" office:value="0.317966474">
                <text:p>0.3179664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117cm" svg:height="8.442cm" xlink:href=".." xlink:type="simple" chart:class="chart:scatter" chart:style-name="ch1">
        <chart:title svg:x="5.485cm" svg:y="0.303cm" chart:style-name="ch2">
          <text:p>PC personal - sin
 escala logarítmica en el eje X</text:p>
        </chart:title>
        <chart:subtitle svg:x="3.778cm" svg:y="1.754cm" chart:style-name="ch3">
          <text:p>Tiempo de ejecución en función de los bytes del vector</text:p>
        </chart:subtitle>
        <chart:legend chart:legend-position="end" svg:x="11.354cm" svg:y="3.424cm" style:legend-expansion="high" chart:style-name="ch4"/>
        <chart:plot-area chart:style-name="ch5" table:cell-range-address="Hoja1.I4:Hoja1.I15 Hoja1.C5:Hoja1.C15 Hoja1.G4:Hoja1.G15 Hoja1.H4:Hoja1.H4 Hoja1.E5:Hoja1.F15" chart:data-source-has-labels="both" svg:x="1.353cm" svg:y="2.605cm" svg:width="9.659cm" svg:height="4.688cm">
          <chartooo:coordinate-region svg:x="2.636cm" svg:y="2.804cm" svg:width="7.541cm" svg:height="3.842cm"/>
          <chart:axis chart:dimension="x" chart:name="primary-x" chart:style-name="ch6" chartooo:axis-type="auto">
            <chart:title svg:x="4.736cm" svg:y="7.461cm" chart:style-name="ch7">
              <text:p>Bytes del vector (B)</text:p>
            </chart:title>
            <chart:categories table:cell-range-address="Hoja1.I5:Hoja1.I15"/>
          </chart:axis>
          <chart:axis chart:dimension="y" chart:name="primary-y" chart:style-name="ch8">
            <chart:title svg:x="0.451cm" svg:y="5.76cm" chart:style-name="ch9">
              <text:p>Tiempo (s)</text:p>
            </chart:title>
            <chart:grid chart:style-name="ch10" chart:class="major"/>
          </chart:axis>
          <chart:series chart:style-name="ch11" chart:values-cell-range-address="Hoja1.G5:Hoja1.G15" chart:label-cell-address="Hoja1.G4:Hoja1.G4" chart:class="chart:scatter">
            <chart:domain table:cell-range-address="Hoja1.C5:Hoja1.C15"/>
            <chart:data-point chart:repeated="11"/>
          </chart:series>
          <chart:series chart:style-name="ch12" chart:values-cell-range-address="Hoja1.E5:Hoja1.E15" chart:label-cell-address="Hoja1.H4:Hoja1.H4" chart:class="chart:scatter">
            <chart:data-point chart:repeated="11"/>
          </chart:series>
          <chart:series chart:style-name="ch13" chart:values-cell-range-address="Hoja1.F5:Hoja1.F15" chart:label-cell-address="Hoja1.I4:Hoja1.I4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Tiempo para vect. locales</text:p>
                <draw:g>
                  <svg:desc>Hoja1.G4:Hoja1.G4</svg:desc>
                </draw:g>
              </table:table-cell>
              <table:table-cell office:value-type="string">
                <text:p>Tiempo para vect. globales</text:p>
                <draw:g>
                  <svg:desc>Hoja1.H4:Hoja1.H4</svg:desc>
                </draw:g>
              </table:table-cell>
              <table:table-cell office:value-type="string">
                <text:p>Tiempo para vect. dinámicos</text:p>
                <draw:g>
                  <svg:desc>Hoja1.I4:Hoja1.I4</svg:desc>
                </draw:g>
              </table:table-cell>
            </table:table-row>
          </table:table-header-rows>
          <table:table-rows>
            <table:table-row>
              <table:table-cell office:value-type="float" office:value="0.000175498">
                <text:p>0.000175498</text:p>
                <draw:g>
                  <svg:desc>Hoja1.I5:Hoja1.I15</svg:desc>
                </draw:g>
              </table:table-cell>
              <table:table-cell office:value-type="float" office:value="524288">
                <text:p>524288</text:p>
                <draw:g>
                  <svg:desc>Hoja1.C5:Hoja1.C15</svg:desc>
                </draw:g>
              </table:table-cell>
              <table:table-cell office:value-type="float" office:value="0.000205797">
                <text:p>0.000205797</text:p>
                <draw:g>
                  <svg:desc>Hoja1.G5:Hoja1.G15</svg:desc>
                </draw:g>
              </table:table-cell>
              <table:table-cell office:value-type="float" office:value="0.000392065">
                <text:p>0.000392065</text:p>
                <draw:g>
                  <svg:desc>Hoja1.E5:Hoja1.E15</svg:desc>
                </draw:g>
              </table:table-cell>
              <table:table-cell office:value-type="float" office:value="0.000394304">
                <text:p>0.000394304</text:p>
                <draw:g>
                  <svg:desc>Hoja1.F5:Hoja1.F15</svg:desc>
                </draw:g>
              </table:table-cell>
            </table:table-row>
            <table:table-row>
              <table:table-cell office:value-type="float" office:value="0.000375561">
                <text:p>0.000375561</text:p>
              </table:table-cell>
              <table:table-cell office:value-type="float" office:value="1048576">
                <text:p>1048576</text:p>
              </table:table-cell>
              <table:table-cell office:value-type="float" office:value="0.000349034">
                <text:p>0.000349034</text:p>
              </table:table-cell>
              <table:table-cell office:value-type="float" office:value="0.000766065">
                <text:p>0.000766065</text:p>
              </table:table-cell>
              <table:table-cell office:value-type="float" office:value="0.000761063">
                <text:p>0.000761063</text:p>
              </table:table-cell>
            </table:table-row>
            <table:table-row>
              <table:table-cell office:value-type="float" office:value="0.00085858">
                <text:p>0.00085858</text:p>
              </table:table-cell>
              <table:table-cell office:value-type="float" office:value="2097152">
                <text:p>2097152</text:p>
              </table:table-cell>
              <table:table-cell office:value-type="float" office:value="0.000757548">
                <text:p>0.000757548</text:p>
              </table:table-cell>
              <table:table-cell office:value-type="float" office:value="0.00144052">
                <text:p>0.00144052</text:p>
              </table:table-cell>
              <table:table-cell office:value-type="float" office:value="0.001518601">
                <text:p>0.001518601</text:p>
              </table:table-cell>
            </table:table-row>
            <table:table-row>
              <table:table-cell office:value-type="float" office:value="0.001472296">
                <text:p>0.001472296</text:p>
              </table:table-cell>
              <table:table-cell office:value-type="float" office:value="4194304">
                <text:p>4194304</text:p>
              </table:table-cell>
              <table:table-cell office:value-type="float" office:value="0.001798461">
                <text:p>0.001798461</text:p>
              </table:table-cell>
              <table:table-cell office:value-type="float" office:value="0.002656903">
                <text:p>0.002656903</text:p>
              </table:table-cell>
              <table:table-cell office:value-type="float" office:value="0.003140296">
                <text:p>0.003140296</text:p>
              </table:table-cell>
            </table:table-row>
            <table:table-row>
              <table:table-cell office:value-type="float" office:value="0.003037538">
                <text:p>0.003037538</text:p>
              </table:table-cell>
              <table:table-cell office:value-type="float" office:value="8388608">
                <text:p>8388608</text:p>
              </table:table-cell>
              <table:table-cell office:value-type="float" office:value="0.004079221">
                <text:p>0.004079221</text:p>
              </table:table-cell>
              <table:table-cell office:value-type="float" office:value="0.005266514">
                <text:p>0.005266514</text:p>
              </table:table-cell>
              <table:table-cell office:value-type="float" office:value="0.005119754">
                <text:p>0.005119754</text:p>
              </table:table-cell>
            </table:table-row>
            <table:table-row>
              <table:table-cell office:value-type="float" office:value="0.005484604">
                <text:p>0.005484604</text:p>
              </table:table-cell>
              <table:table-cell office:value-type="float" office:value="16777216">
                <text:p>16777216</text:p>
              </table:table-cell>
              <table:table-cell office:value-type="float" office:value="0.005884967">
                <text:p>0.005884967</text:p>
              </table:table-cell>
              <table:table-cell office:value-type="float" office:value="0.01002538">
                <text:p>0.01002538</text:p>
              </table:table-cell>
              <table:table-cell office:value-type="float" office:value="0.010063275">
                <text:p>0.010063275</text:p>
              </table:table-cell>
            </table:table-row>
            <table:table-row>
              <table:table-cell office:value-type="float" office:value="0.010960607">
                <text:p>0.010960607</text:p>
              </table:table-cell>
              <table:table-cell office:value-type="float" office:value="33554432">
                <text:p>33554432</text:p>
              </table:table-cell>
              <table:table-cell office:value-type="float" office:value="0.010996948">
                <text:p>0.010996948</text:p>
              </table:table-cell>
              <table:table-cell office:value-type="float" office:value="0.019934786">
                <text:p>0.019934786</text:p>
              </table:table-cell>
              <table:table-cell office:value-type="float" office:value="0.01982053">
                <text:p>0.01982053</text:p>
              </table:table-cell>
            </table:table-row>
            <table:table-row>
              <table:table-cell office:value-type="float" office:value="0.021707385">
                <text:p>0.021707385</text:p>
              </table:table-cell>
              <table:table-cell office:value-type="float" office:value="67108864">
                <text:p>67108864</text:p>
              </table:table-cell>
              <table:table-cell office:value-type="float" office:value="0.02588571">
                <text:p>0.02588571</text:p>
              </table:table-cell>
              <table:table-cell office:value-type="float" office:value="0.039574752">
                <text:p>0.039574752</text:p>
              </table:table-cell>
              <table:table-cell office:value-type="float" office:value="0.039165789">
                <text:p>0.039165789</text:p>
              </table:table-cell>
            </table:table-row>
            <table:table-row>
              <table:table-cell office:value-type="float" office:value="0.0435625">
                <text:p>0.0435625</text:p>
              </table:table-cell>
              <table:table-cell office:value-type="float" office:value="134217728">
                <text:p>134217728</text:p>
              </table:table-cell>
              <table:table-cell office:value-type="float" office:value="0.043488723">
                <text:p>0.043488723</text:p>
              </table:table-cell>
              <table:table-cell office:value-type="float" office:value="0.078977981">
                <text:p>0.078977981</text:p>
              </table:table-cell>
              <table:table-cell office:value-type="float" office:value="0.07865968">
                <text:p>0.07865968</text:p>
              </table:table-cell>
            </table:table-row>
            <table:table-row>
              <table:table-cell office:value-type="float" office:value="0.087214087">
                <text:p>0.087214087</text:p>
              </table:table-cell>
              <table:table-cell office:value-type="float" office:value="268435456">
                <text:p>268435456</text:p>
              </table:table-cell>
              <table:table-cell office:value-type="float" office:value="0.086459139">
                <text:p>0.086459139</text:p>
              </table:table-cell>
              <table:table-cell office:value-type="float" office:value="0.157999013">
                <text:p>0.157999013</text:p>
              </table:table-cell>
              <table:table-cell office:value-type="float" office:value="0.1587751">
                <text:p>0.1587751</text:p>
              </table:table-cell>
            </table:table-row>
            <table:table-row>
              <table:table-cell office:value-type="float" office:value="0.172872248">
                <text:p>0.172872248</text:p>
              </table:table-cell>
              <table:table-cell office:value-type="float" office:value="536870912">
                <text:p>536870912</text:p>
              </table:table-cell>
              <table:table-cell office:value-type="float" office:value="0.178116007">
                <text:p>0.178116007</text:p>
              </table:table-cell>
              <table:table-cell office:value-type="float" office:value="0.316351887">
                <text:p>0.316351887</text:p>
              </table:table-cell>
              <table:table-cell office:value-type="float" office:value="0.317966474">
                <text:p>0.3179664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